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8.3in" table:align="margins"/>
    </style:style>
    <style:style style:name="Table1.A" style:family="table-column">
      <style:table-column-properties style:column-width="1.3833in" style:rel-column-width="10922*"/>
    </style:style>
    <style:style style:name="Table1.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D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left="0.05pt solid #000000" fo:border-right="none" fo:border-top="0.05pt solid #000000" fo:border-bottom="0.05pt solid #000000"/>
    </style:style>
    <style:style style:name="Table1.F1" style:family="table-cell">
      <style:table-cell-properties fo:background-color="#000000" fo:padding="0.0382in" fo:border="0.05pt solid #000000">
        <style:background-image/>
      </style:table-cell-properties>
    </style:style>
    <style:style style:name="P1" style:family="paragraph" style:parent-style-name="Standard">
      <style:paragraph-properties fo:text-align="start" style:justify-single-word="false"/>
      <style:text-properties style:font-name="DejaVu Sans Condensed" officeooo:rsid="001b2055" officeooo:paragraph-rsid="001b2055"/>
    </style:style>
    <style:style style:name="P2" style:family="paragraph" style:parent-style-name="Standard" style:list-style-name="L1">
      <style:paragraph-properties fo:text-align="start" style:justify-single-word="false"/>
      <style:text-properties style:font-name="DejaVu Sans Condensed" officeooo:rsid="001b2055" officeooo:paragraph-rsid="001b2055"/>
    </style:style>
    <style:style style:name="P3" style:family="paragraph" style:parent-style-name="Standard" style:list-style-name="L1">
      <style:paragraph-properties fo:text-align="start" style:justify-single-word="false"/>
      <style:text-properties style:font-name="DejaVu Sans Condensed" officeooo:rsid="001be7c7" officeooo:paragraph-rsid="001be7c7"/>
    </style:style>
    <style:style style:name="P4" style:family="paragraph" style:parent-style-name="Standard" style:list-style-name="L1">
      <style:paragraph-properties fo:text-align="start" style:justify-single-word="false"/>
      <style:text-properties style:font-name="DejaVu Sans Condensed" officeooo:rsid="001d0f45" officeooo:paragraph-rsid="001d0f45"/>
    </style:style>
    <style:style style:name="P5" style:family="paragraph" style:parent-style-name="Standard" style:list-style-name="L1">
      <style:paragraph-properties fo:text-align="start" style:justify-single-word="false"/>
      <style:text-properties style:font-name="DejaVu Sans Condensed" officeooo:rsid="001e4fce" officeooo:paragraph-rsid="001e4fce"/>
    </style:style>
    <style:style style:name="P6" style:family="paragraph" style:parent-style-name="Standard" style:list-style-name="L1">
      <style:paragraph-properties fo:text-align="start" style:justify-single-word="false"/>
      <style:text-properties officeooo:paragraph-rsid="001e4fce"/>
    </style:style>
    <style:style style:name="P7" style:family="paragraph" style:parent-style-name="Standard">
      <style:paragraph-properties fo:text-align="start" style:justify-single-word="false"/>
      <style:text-properties officeooo:paragraph-rsid="0025a24d"/>
    </style:style>
    <style:style style:name="P8" style:family="paragraph" style:parent-style-name="Table_20_Contents">
      <style:paragraph-properties fo:text-align="start" style:justify-single-word="false"/>
      <style:text-properties style:font-name="DejaVu Sans Condensed" fo:font-weight="bold" officeooo:paragraph-rsid="0025a24d" style:font-weight-asian="bold" style:font-weight-complex="bold"/>
    </style:style>
    <style:style style:name="P9" style:family="paragraph" style:parent-style-name="Table_20_Contents">
      <style:paragraph-properties fo:text-align="start" style:justify-single-word="false"/>
      <style:text-properties style:font-name="DejaVu Sans Condensed" fo:font-weight="bold" officeooo:rsid="0035db3e" officeooo:paragraph-rsid="0025a24d" style:font-weight-asian="bold" style:font-weight-complex="bold"/>
    </style:style>
    <style:style style:name="T1" style:family="text">
      <style:text-properties officeooo:rsid="001be7c7"/>
    </style:style>
    <style:style style:name="T2" style:family="text">
      <style:text-properties fo:font-weight="bold" style:font-weight-asian="bold" style:font-weight-complex="bold"/>
    </style:style>
    <style:style style:name="T3" style:family="text">
      <style:text-properties fo:font-style="italic" officeooo:rsid="001be7c7" style:font-style-asian="italic" style:font-style-complex="italic"/>
    </style:style>
    <style:style style:name="T4" style:family="text">
      <style:text-properties officeooo:rsid="001fba9f"/>
    </style:style>
    <style:style style:name="T5" style:family="text">
      <style:text-properties style:font-name="DejaVu Sans Condensed" officeooo:rsid="001fba9f"/>
    </style:style>
    <style:style style:name="T6" style:family="text">
      <style:text-properties style:font-name="DejaVu Sans Condensed" officeooo:rsid="001e4fce"/>
    </style:style>
    <style:style style:name="T7" style:family="text">
      <style:text-properties style:font-name="DejaVu Sans Condensed" fo:font-weight="bold" officeooo:rsid="001c188a" style:font-weight-asian="bold" style:font-weight-complex="bold"/>
    </style:style>
    <style:style style:name="T8" style:family="text">
      <style:text-properties style:font-name="DejaVu Sans Condensed" fo:font-weight="bold" officeooo:rsid="001b2055" style:font-weight-asian="bold" style:font-weight-complex="bold"/>
    </style:style>
    <style:style style:name="T9" style:family="text">
      <style:text-properties style:font-name="DejaVu Sans Condensed" fo:font-weight="bold" officeooo:rsid="0022ccdc" style:font-weight-asian="bold" style:font-weight-complex="bold"/>
    </style:style>
    <style:style style:name="T10" style:family="text">
      <style:text-properties style:font-name="DejaVu Sans Condensed" fo:font-weight="bold" officeooo:rsid="00231e6c" style:font-weight-asian="bold" style:font-weight-complex="bold"/>
    </style:style>
    <style:style style:name="T11" style:family="text">
      <style:text-properties officeooo:rsid="0035db3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number-columns-repeated="6"/>
        <table:table-row table:style-name="TableLine2030532732352">
          <table:table-cell table:style-name="Table1.A1" office:value-type="string">
            <text:p text:style-name="P8">1<text:span text:style-name="T11">xx</text:span> - Controls</text:p>
          </table:table-cell>
          <table:table-cell table:style-name="Table1.A1" office:value-type="string">
            <text:p text:style-name="P9">2xx - Ground</text:p>
          </table:table-cell>
          <table:table-cell table:style-name="Table1.A1" office:value-type="string">
            <text:p text:style-name="P9">3xx - Flight</text:p>
          </table:table-cell>
          <table:table-cell table:style-name="Table1.E1" office:value-type="string">
            <text:p text:style-name="P9">4xx - A2A</text:p>
          </table:table-cell>
          <table:table-cell table:style-name="Table1.E1" office:value-type="string">
            <text:p text:style-name="P9">5xx - A2G</text:p>
          </table:table-cell>
          <table:table-cell table:style-name="Table1.F1" office:value-type="string">
            <text:p text:style-name="P9">6xx - Misc</text:p>
          </table:table-cell>
        </table:table-row>
      </table:table>
      <text:p text:style-name="P7"><text:span text:style-name="T9">6</text:span><text:span text:style-name="T10">0</text:span><text:span text:style-name="T9">1</text:span><text:span text:style-name="T7"> - </text:span><text:span text:style-name="T8">Notes, Quirks, and Trivia</text:span></text:p>
      <text:p text:style-name="P1"/>
      <text:list xml:id="list874239795" text:style-name="L1">
        <text:list-item>
          <text:p text:style-name="P2">To change radar range without pressing MFD buttons, <text:span text:style-name="T3">quickly</text:span><text:span text:style-name="T1"> </text:span>run radar cursor <text:span text:style-name="T1">up past the top border of the radar window, </text:span>then back down through the top border. <text:s/>Will increment range up, and wrap from 160 nm back to 5 nm. <text:s/>Do same on bottom of screen to decrease range.</text:p>
        </text:list-item>
        <text:list-item>
          <text:p text:style-name="P3">By default, the plane calculates your BINGO state to waypoint 0 (starting point). To make the plane calculate your BINGO state to a different waypoint, go to the <text:span text:style-name="T2">FPAS</text:span> page (SUPT menu) and set the <text:span text:style-name="T2">HOME</text:span> waypoint to the desired waypoint number.</text:p>
        </text:list-item>
        <text:list-item>
          <text:p text:style-name="P4">The sides of the canopy bow are roughly +/-30 degrees off the nose, for quick visual reference.</text:p>
        </text:list-item>
        <text:list-item>
          <text:p text:style-name="P5">You can toggle between the HSI map and SA page by repeatedly pressing <text:span text:style-name="T2">Dish Hat down</text:span>.</text:p>
        </text:list-item>
        <text:list-item>
          <text:p text:style-name="P5"><text:span text:style-name="T4">T</text:span>he IFEI (engine monitor panel) color is controlled by <text:span text:style-name="T4">the </text:span>MODE switch on the Internal Lighting panel (right side console). <text:s/>DAY = White, NITE or NVG = Green. <text:s/><text:span text:style-name="T4">T</text:span>he brightness knob doesn't do anything in DAY mode.</text:p>
        </text:list-item>
        <text:list-item>
          <text:p text:style-name="P6"><text:span text:style-name="T5">O</text:span><text:span text:style-name="T6">n the center MFD, if it's displaying the graphical map, the brightness knob at the top of the MFD is always disabled, and the brightness of the text is controlled automatically (in response to ambient light levels). <text:s/>With the map showing, if you press the DAY/NGT rocker to NGT, you can use the SYM, GAIN, and CONT rockers to adjust the brightness of the symbols and map to some extent (SYM seems to start maxed). <text:s/>Or if you press the DAY/NGT rocker to DAY, you can use SYM and GAIN but not CONT. <text:s/>If you turn the map off, then the brightness of the symbols is controlled with SYM and the brightness knob at the top. <text:s/>Any time the display flashes AUTO with a number, it means whatever you're changing is being overridden by the automatic controls.</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4in" style:num-format="1" style:print-orientation="portrait" fo:margin-top="0.1in" fo:margin-bottom="0.1in" fo:margin-left="0.1in" fo:margin-right="0.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12T09:32:40.211000000</meta:creation-date>
    <dc:date>2023-02-04T21:47:24.760000000</dc:date>
    <meta:editing-duration>PT5H59M7S</meta:editing-duration>
    <meta:editing-cycles>26</meta:editing-cycles>
    <meta:generator>LibreOffice/7.0.3.1$Windows_X86_64 LibreOffice_project/d7547858d014d4cf69878db179d326fc3483e082</meta:generator>
    <meta:document-statistic meta:table-count="1" meta:image-count="0" meta:object-count="0" meta:page-count="1" meta:paragraph-count="13" meta:word-count="329" meta:character-count="1751" meta:non-whitespace-character-count="1433"/>
  </office:meta>
</office:document-meta>
</file>